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officeooo:paragraph-rsid="0024ffbb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fo:font-weight="bold" style:font-weight-asian="bold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fo:font-weight="bold" officeooo:paragraph-rsid="0024ffbb" style:font-weight-asian="bold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officeooo:rsid="002070a1" officeooo:paragraph-rsid="0024ffbb"/>
    </style:style>
    <style:style style:name="P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ff0000" loext:opacity="100%" officeooo:paragraph-rsid="0024ffbb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ff0000" loext:opacity="100%" officeooo:paragraph-rsid="0024ffbb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officeooo:rsid="00277a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ext-input text:description="">${DATE}</text:text-input></text:p>
      <text:p text:style-name="P7"><text:text-input text:description="">${ADDRESS_SENDER}</text:text-input></text:p>
      <text:p text:style-name="P1"/>
      <text:p text:style-name="P5"><text:span text:style-name="T2"><text:text-input text:description="">${ADDRESS_RECEIVER}</text:text-input></text:span><text:tab/></text:p>
      <text:p text:style-name="P3"/>
      <text:p text:style-name="P3"/>
      <text:p text:style-name="P4">Kündigung meiner KFZ–Versicherung (VS-Nr.: <text:s/><text:span text:style-name="T1"><text:text-input text:description="">${INSURANCE_NUMBER}</text:text-input></text:span>)</text:p>
      <text:p text:style-name="P3"/>
      <text:p text:style-name="P1">Sehr geehrte Damen und Herren, </text:p>
      <text:p text:style-name="P1"/>
      <text:p text:style-name="P2">hiermit kündige ich meine oben genannten Versicherungen fristgemäß zum <text:span text:style-name="T1"><text:text-input text:description="">${EXPIRATION}</text:text-input></text:span>. Gleichzeitig entziehe ich meine SEPA-Vereinbarung für diesen Vertrag zum Vertragsablauf.</text:p>
      <text:p text:style-name="P1"><text:line-break/>Bitte senden Sie die Kündigungsbestätigung an mich persönlich.</text:p>
      <text:p text:style-name="P1"/>
      <text:p text:style-name="P1"/>
      <text:p text:style-name="P1"/>
      <text:p text:style-name="P1">Mit freundlichen Grüßen</text:p>
      <text:p text:style-name="P1"/>
      <text:p text:style-name="P1"/>
      <text:p text:style-name="P1"/>
      <text:p text:style-name="P1"/>
      <text:p text:style-name="Standard">Max Musterman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piegel, Stefanie (Allianz Deutschland)</meta:initial-creator>
    <meta:editing-cycles>25</meta:editing-cycles>
    <meta:creation-date>2021-09-14T16:14:00</meta:creation-date>
    <dc:date>2021-11-02T09:17:31.708212922</dc:date>
    <meta:editing-duration>PT31M3S</meta:editing-duration>
    <meta:generator>LibreOffice/7.2.2.2$Linux_X86_64 LibreOffice_project/20$Build-2</meta:generator>
    <meta:document-statistic meta:table-count="0" meta:image-count="0" meta:object-count="0" meta:page-count="1" meta:paragraph-count="9" meta:word-count="59" meta:character-count="423" meta:non-whitespace-character-count="382"/>
    <meta:user-defined meta:name="AppVersion">16.0000</meta:user-defined>
    <meta:user-defined meta:name="Company">Allianz Deutschland</meta:user-defined>
    <meta:template xlink:type="simple" xlink:actuate="onRequest" xlink:title="Normal.dotm" xlink:href=""/>
  </office:meta>
</office:document-meta>
</file>